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style:font-name="Liberation Mono" officeooo:paragraph-rsid="001e1874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style:font-name="Liberation Mono" officeooo:paragraph-rsid="001fbdf7"/>
    </style:style>
    <style:style style:name="P3" style:family="paragraph" style:parent-style-name="Heading_20_1">
      <style:paragraph-properties fo:margin-top="0in" fo:margin-bottom="0in" style:contextual-spacing="false" fo:break-before="page"/>
      <style:text-properties style:font-name="Liberation Mono" officeooo:paragraph-rsid="0020487d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 style:list-style-name="L1">
      <style:paragraph-properties fo:padding="0in" fo:border="none"/>
    </style:style>
    <style:style style:name="P8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Liberation Mono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Mono" officeooo:paragraph-rsid="001f5dd6"/>
    </style:style>
    <style:style style:name="P11" style:family="paragraph" style:parent-style-name="Text_20_body" style:master-page-name="">
      <loext:graphic-properties draw:fill="none"/>
      <style:paragraph-properties fo:margin-left="3.0402in" fo:margin-right="0in" fo:margin-top="0in" fo:margin-bottom="0in" style:contextual-spacing="false" fo:line-height="115%" fo:text-indent="0in" style:auto-text-indent="false" style:page-number="auto" fo:background-color="transparent"/>
      <style:text-properties style:font-name="Liberation Mono" officeooo:paragraph-rsid="001f5dd6"/>
    </style:style>
    <style:style style:name="P12" style:family="paragraph" style:parent-style-name="Text_20_body">
      <loext:graphic-properties draw:fill="none"/>
      <style:paragraph-properties fo:margin-left="3.0402in" fo:margin-right="0in" fo:margin-top="0in" fo:margin-bottom="0in" style:contextual-spacing="false" fo:line-height="115%" fo:text-indent="0in" style:auto-text-indent="false" fo:background-color="transparent"/>
      <style:text-properties style:font-name="Liberation Mono" officeooo:paragraph-rsid="001f5dd6"/>
    </style:style>
    <style:style style:name="P13" style:family="paragraph" style:parent-style-name="Text_20_body">
      <style:paragraph-properties fo:margin-top="0in" fo:margin-bottom="0.1799in" style:contextual-spacing="false"/>
      <style:text-properties style:font-name="Liberation Mono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officeooo:rsid="0020aa2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64. Ugly Number II</text:h>
      <text:p text:style-name="P6">An <text:span text:style-name="Strong_20_Emphasis"><text:span text:style-name="T1">ugly number</text:span></text:span> is a positive integer whose prime factors are limited to <text:span text:style-name="Source_20_Text"><text:span text:style-name="T2">2</text:span></text:span>, <text:span text:style-name="Source_20_Text"><text:span text:style-name="T2">3</text:span></text:span>, and <text:span text:style-name="Source_20_Text"><text:span text:style-name="T2">5</text:span></text:span>.</text:p>
      <text:p text:style-name="P6">Given an integer <text:span text:style-name="Source_20_Text"><text:span text:style-name="T2">n</text:span></text:span>, return <text:span text:style-name="Emphasis"><text:span text:style-name="T1">the</text:span></text:span> <text:span text:style-name="Source_20_Text"><text:span text:style-name="T2">n</text:span></text:span><text:span text:style-name="Source_20_Text"><text:span text:style-name="T1">th</text:span></text:span> <text:span text:style-name="Emphasis"><text:span text:style-name="Strong_20_Emphasis"><text:span text:style-name="T1">ugly number</text:span></text:span></text:span>.</text:p>
      <text:p text:style-name="P6"> </text:p>
      <text:p text:style-name="P6"><text:span text:style-name="Strong_20_Emphasis"><text:span text:style-name="T1">Example 1:</text:span></text:span></text:p>
      <text:p text:style-name="P5"><text:span text:style-name="Strong_20_Emphasis"><text:span text:style-name="T1">Input:</text:span></text:span> n = 10</text:p>
      <text:p text:style-name="P5"><text:span text:style-name="Strong_20_Emphasis"><text:span text:style-name="T1">Output:</text:span></text:span> 12</text:p>
      <text:p text:style-name="P4"><text:span text:style-name="Strong_20_Emphasis"><text:span text:style-name="T1">Explanation:</text:span></text:span> [1, 2, 3, 4, 5, 6, 8, 9, 10, 12] is the sequence of the first 10 ugly numbers.</text:p>
      <text:p text:style-name="P6"><text:span text:style-name="Strong_20_Emphasis"><text:span text:style-name="T1">Example 2:</text:span></text:span></text:p>
      <text:p text:style-name="P5"><text:span text:style-name="Strong_20_Emphasis"><text:span text:style-name="T1">Input:</text:span></text:span> n = 1</text:p>
      <text:p text:style-name="P5"><text:span text:style-name="Strong_20_Emphasis"><text:span text:style-name="T1">Output:</text:span></text:span> 1</text:p>
      <text:p text:style-name="P4"><text:span text:style-name="Strong_20_Emphasis"><text:span text:style-name="T1">Explanation:</text:span></text:span> 1 has no prime factors, therefore all of its prime factors are limited to 2, 3, and 5.</text:p>
      <text:p text:style-name="P6"> </text:p>
      <text:p text:style-name="P6"><text:span text:style-name="Strong_20_Emphasis"><text:span text:style-name="T1">Constraints:</text:span></text:span></text:p>
      <text:list xml:id="list238393423" text:style-name="L1">
        <text:list-item>
          <text:p text:style-name="P7"><text:span text:style-name="Source_20_Text"><text:span text:style-name="T2">1 &lt;= n &lt;= 1690</text:span></text:span></text:p>
        </text:list-item>
      </text:list>
      <text:p text:style-name="P8"/>
      <text:h text:style-name="P1" text:outline-level="1">264. Ugly Number II</text:h>
      <text:p text:style-name="P8">/*</text:p>
      <text:p text:style-name="P8"><text:s text:c="4"/>Naive</text:p>
      <text:p text:style-name="P8"><text:s text:c="4"/>Time complexity: O(n^2) - TLE</text:p>
      <text:p text:style-name="P8"><text:s text:c="4"/>Space complexity: O(1)</text:p>
      <text:p text:style-name="P8">*/</text:p>
      <text:p text:style-name="P8">class Solution {</text:p>
      <text:p text:style-name="P8">public:</text:p>
      <text:p text:style-name="P8"><text:s text:c="4"/>bool are_prime_factors_2_3_5(int m){</text:p>
      <text:p text:style-name="P8"><text:s text:c="8"/>int d=2;</text:p>
      <text:p text:style-name="P8"><text:s text:c="8"/>while(m!=1){</text:p>
      <text:p text:style-name="P8"><text:s text:c="12"/>if(m%d==0){</text:p>
      <text:p text:style-name="P8"><text:s text:c="16"/>if(d!=2&amp;&amp;d!=3&amp;&amp;d!=5) return false;</text:p>
      <text:p text:style-name="P8"><text:s text:c="16"/>m/=d;</text:p>
      <text:p text:style-name="P8"><text:s text:c="12"/>}</text:p>
      <text:p text:style-name="P8"><text:s text:c="12"/>else d++;</text:p>
      <text:p text:style-name="P8"><text:s text:c="8"/>}</text:p>
      <text:p text:style-name="P8"><text:s text:c="8"/>return true;</text:p>
      <text:p text:style-name="P8"><text:s text:c="4"/>}</text:p>
      <text:p text:style-name="P8"><text:s text:c="4"/>int nthUglyNumber(int n){</text:p>
      <text:p text:style-name="P8"><text:s text:c="8"/>int cnt=0,m=0;</text:p>
      <text:p text:style-name="P8"><text:s text:c="8"/>while(cnt&lt;n){</text:p>
      <text:p text:style-name="P8"><text:s text:c="12"/>m++;</text:p>
      <text:p text:style-name="P8"><text:s text:c="12"/>if(are_prime_factors_2_3_5(m)) cnt++;</text:p>
      <text:p text:style-name="P8"><text:s text:c="8"/>}</text:p>
      <text:p text:style-name="P8"><text:s text:c="8"/>return m;</text:p>
      <text:p text:style-name="P8"><text:s text:c="4"/>}</text:p>
      <text:p text:style-name="P10">};</text:p>
      <text:h text:style-name="P3" text:outline-level="1">264. Ugly Number II</text:h>
      <text:p text:style-name="P8">/*</text:p>
      <text:p text:style-name="P8"><text:s text:c="4"/>Dijkstra Hamming problem: Min heap</text:p>
      <text:p text:style-name="P8"><text:s text:c="4"/>Time complexity: O(n*6logn)=O(nlogn) - AC</text:p>
      <text:p text:style-name="P8"><text:s text:c="4"/>Space complexity: O(3n<text:span text:style-name="T3">+3n</text:span>)=O(n)</text:p>
      <text:p text:style-name="P8">*/</text:p>
      <text:p text:style-name="P8">class Solution {</text:p>
      <text:p text:style-name="P8"><text:s text:c="4"/>public:</text:p>
      <text:p text:style-name="P9"><text:s text:c="8"/>int nthUglyNumber(int n){</text:p>
      <text:p text:style-name="P10"><text:s text:c="12"/>std::priority_queue&lt;long long,</text:p>
      <text:p text:style-name="P11">std::vector&lt;long long&gt;,</text:p>
      <text:p text:style-name="P12">std::greater&lt;long long&gt;&gt; min_heap;</text:p>
      <text:p text:style-name="P13"><text:s text:c="12"/>min_heap.push(1);</text:p>
      <text:p text:style-name="P8"><text:s text:c="12"/>std::set&lt;long long&gt; visited;</text:p>
      <text:p text:style-name="P8"><text:s text:c="16"/></text:p>
      <text:p text:style-name="P8"><text:s text:c="12"/>for (int i=0;i&lt;n;i++) {</text:p>
      <text:p text:style-name="P8"><text:s text:c="16"/>int x=min_heap.top();</text:p>
      <text:p text:style-name="P8"><text:s text:c="16"/>min_heap.pop();</text:p>
      <text:p text:style-name="P8"><text:s text:c="16"/></text:p>
      <text:p text:style-name="P8"><text:s text:c="16"/>if(i==n-1) return (int)x;</text:p>
      <text:p text:style-name="P8"/>
      <text:p text:style-name="P8"><text:s text:c="16"/>if(visited.find((long long)x*2)==visited.end()){</text:p>
      <text:p text:style-name="P8"><text:s text:c="20"/>min_heap.push((long long)x*2);</text:p>
      <text:p text:style-name="P8"><text:s text:c="20"/>visited.insert((long long)x*2);</text:p>
      <text:p text:style-name="P8"><text:s text:c="16"/>}</text:p>
      <text:p text:style-name="P8"><text:s text:c="16"/>if(visited.find((long long)x*3)==visited.end()){</text:p>
      <text:p text:style-name="P8"><text:s text:c="20"/>min_heap.push((long long)x*3);</text:p>
      <text:p text:style-name="P8"><text:s text:c="20"/>visited.insert((long long)x*3);</text:p>
      <text:p text:style-name="P8"><text:s text:c="16"/>}</text:p>
      <text:p text:style-name="P8"><text:s text:c="16"/>if(visited.find((long long)x*5)==visited.end()){</text:p>
      <text:p text:style-name="P8"><text:s text:c="20"/>min_heap.push((long long)x*5);</text:p>
      <text:p text:style-name="P8"><text:s text:c="20"/>visited.insert((long long)x*5);</text:p>
      <text:p text:style-name="P8"><text:s text:c="16"/>}</text:p>
      <text:p text:style-name="P8"><text:s text:c="12"/>}</text:p>
      <text:p text:style-name="P8"/>
      <text:p text:style-name="P8"><text:s text:c="12"/>return -1; // <text:span text:style-name="T3">Never reached</text:span></text:p>
      <text:p text:style-name="P8"><text:s text:c="8"/>}</text:p>
      <text:p text:style-name="P8">};</text:p>
      <text:h text:style-name="P2" text:outline-level="1">264. Ugly Number II</text:h>
      <text:p text:style-name="P8">/*</text:p>
      <text:p text:style-name="P8"><text:s text:c="4"/>Dijkstra Hamming problem: Array</text:p>
      <text:p text:style-name="P8"><text:s text:c="4"/>Time complexity: O(n) - AC</text:p>
      <text:p text:style-name="P8"><text:s text:c="4"/>Space complexity: O(n)</text:p>
      <text:p text:style-name="P8">*/</text:p>
      <text:p text:style-name="P8">class Solution {</text:p>
      <text:p text:style-name="P8">public:</text:p>
      <text:p text:style-name="P8"><text:s text:c="2"/></text:p>
      <text:p text:style-name="P8"><text:s text:c="4"/>int nthUglyNumber(int n){</text:p>
      <text:p text:style-name="P8"><text:s text:c="8"/>std::vector&lt;int&gt;h(n);</text:p>
      <text:p text:style-name="P8"><text:s text:c="8"/>h[0]=1;</text:p>
      <text:p text:style-name="P8"/>
      <text:p text:style-name="P8"><text:s text:c="8"/>int x2=2, x3=3, x5=5;</text:p>
      <text:p text:style-name="P8"/>
      <text:p text:style-name="P8"><text:s text:c="8"/>int i2=0, i3=0, i5=0;</text:p>
      <text:p text:style-name="P8"><text:s text:c="12"/></text:p>
      <text:p text:style-name="P8"><text:s text:c="8"/>for (int i=1;i&lt;n;i++) {</text:p>
      <text:p text:style-name="P8"><text:s text:c="12"/>h[i]=std::min({x2,x3,x5});</text:p>
      <text:p text:style-name="P8"><text:s text:c="12"/>if (h[i]==x2) x2=2*h[++i2];</text:p>
      <text:p text:style-name="P8"><text:s text:c="12"/>if (h[i]==x3) x3=3*h[++i3];</text:p>
      <text:p text:style-name="P8"><text:s text:c="12"/>if (h[i]==x5) x5=5*h[++i5];</text:p>
      <text:p text:style-name="P8"><text:s text:c="8"/>}</text:p>
      <text:p text:style-name="P8"><text:s text:c="8"/>return h[n-1];</text:p>
      <text:p text:style-name="P8"><text:s text:c="4"/>}</text:p>
      <text:p text:style-name="P8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07:42:13.465283576</meta:creation-date>
    <dc:date>2024-08-18T11:15:26.728557072</dc:date>
    <meta:editing-duration>PT3H33M1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104" meta:word-count="274" meta:character-count="2617" meta:non-whitespace-character-count="1717"/>
  </office:meta>
</office:document-meta>
</file>